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6f9d8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paragraph-rsid="0016f9d8" style:font-size-asian="15pt" style:font-weight-asian="bold" style:font-size-complex="15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erif" fo:font-size="14pt" style:font-size-asian="14pt" style:font-size-complex="14pt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font-name="Liberation Serif" fo:font-size="14pt" style:font-size-asian="14pt" style:font-size-complex="14pt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font-name="Liberation Serif" fo:font-size="14pt" officeooo:paragraph-rsid="00198c13" style:font-size-asian="14pt" style:font-size-complex="14pt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paragraph-rsid="00198c13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Liberation Serif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Liberation Serif" fo:font-size="14pt" style:font-size-asian="14pt" style:font-size-complex="14pt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iberation Serif" fo:font-size="14pt" style:font-size-asian="14pt" style:font-size-complex="14pt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iberation Serif" fo:font-size="14pt" officeooo:paragraph-rsid="001645e9" style:font-size-asian="14pt" style:font-size-complex="14pt"/>
    </style:style>
    <style:style style:name="T1" style:family="text">
      <style:text-properties fo:color="#800000"/>
    </style:style>
    <style:style style:name="T2" style:family="text">
      <style:text-properties fo:color="#000000"/>
    </style:style>
    <style:style style:name="T3" style:family="text">
      <style:text-properties fo:color="#000000" officeooo:rsid="001645e9"/>
    </style:style>
    <style:style style:name="T4" style:family="text">
      <style:text-properties fo:color="#000000" style:font-name="Liberation Serif" fo:font-size="14pt" style:font-size-asian="14pt" style:font-size-complex="14pt"/>
    </style:style>
    <style:style style:name="T5" style:family="text">
      <style:text-properties fo:color="#000000" style:font-name="Liberation Serif" fo:font-size="14pt" officeooo:rsid="001645e9" style:font-size-asian="14pt" style:font-size-complex="14pt"/>
    </style:style>
    <style:style style:name="T6" style:family="text">
      <style:text-properties fo:color="#000000" style:font-name="Liberation Serif" fo:font-size="14pt" officeooo:rsid="001a94f4" style:font-size-asian="14pt" style:font-size-complex="14pt"/>
    </style:style>
    <style:style style:name="T7" style:family="text">
      <style:text-properties fo:color="#000000" officeooo:rsid="001c3748"/>
    </style:style>
    <style:style style:name="T8" style:family="text">
      <style:text-properties fo:color="#0000cc"/>
    </style:style>
    <style:style style:name="T9" style:family="text">
      <style:text-properties officeooo:rsid="001645e9"/>
    </style:style>
    <style:style style:name="T10" style:family="text">
      <style:text-properties officeooo:rsid="0016f9d8"/>
    </style:style>
    <style:style style:name="T11" style:family="text">
      <style:text-properties fo:font-style="italic"/>
    </style:style>
    <style:style style:name="T12" style:family="text">
      <style:text-properties officeooo:rsid="00198c13"/>
    </style:style>
    <style:style style:name="T13" style:family="text">
      <style:text-properties style:font-name="Liberation Serif" fo:font-size="14pt" officeooo:rsid="00198c13" style:font-size-asian="14pt" style:font-size-complex="14pt"/>
    </style:style>
    <style:style style:name="T14" style:family="text">
      <style:text-properties officeooo:rsid="001a94f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2"><text:span text:style-name="T2"/></text:p>
      <text:p text:style-name="P12"><text:span text:style-name="T2"/></text:p>
      <text:p text:style-name="P13"><text:span text:style-name="T2">Lean Software Development</text:span></text:p>
      <text:p text:style-name="P13"><text:span text:style-name="T2">Russ Johnson</text:span></text:p>
      <text:p text:style-name="P13"><text:span text:style-name="T2">CIS 350 01 - Introduction to Software Engineering</text:span></text:p>
      <text:p text:style-name="P13"><text:span text:style-name="T2">Winter 2013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4"><text:soft-page-break/><text:span text:style-name="T2"/></text:p>
      <text:p text:style-name="P15"><text:span text:style-name="T3">Thesis: Lean Software Development is a development cycle that focuses on eliminating waste, </text:span><text:span text:style-name="T7">creating a strong connection between customer and product, and strategically delaying decisions that need more information to process correctly.</text:span></text:p>
      <text:p text:style-name="P15"><text:span text:style-name="T3"/></text:p>
      <text:p text:style-name="P5">I. What is <text:span text:style-name="T9">Lean Software Development?</text:span></text:p>
      <text:p text:style-name="P8"><text:span text:style-name="T9">II.</text:span> What are the <text:span text:style-name="T9">basic</text:span> principles <text:span text:style-name="T9">of LSD</text:span>?</text:p>
      <text:p text:style-name="P8"><text:span text:style-name="T9"><text:tab/></text:span>A. What is waste?</text:p>
      <text:p text:style-name="P8"><text:tab/><text:tab/>i. <text:s text:c="2"/><text:span text:style-name="T9">E</text:span>xamples of waste.</text:p>
      <text:p text:style-name="P8"><text:tab/><text:tab/><text:span text:style-name="T9">ii. <text:s/>H</text:span>ow to eliminate waste.</text:p>
      <text:p text:style-name="P9"><text:tab/><text:tab/><text:span text:style-name="T12">iii. Types of waste</text:span></text:p>
      <text:p text:style-name="P9"><text:span text:style-name="T12"><text:tab/><text:tab/><text:tab/>a. 無理 unreasonable</text:span></text:p>
      <text:p text:style-name="P9"><text:span text:style-name="T12"><text:tab/><text:tab/><text:tab/>b. 無ら uneven</text:span></text:p>
      <text:p text:style-name="P9"><text:span text:style-name="T12"><text:tab/><text:tab/><text:tab/>c. 無駄 hopeless</text:span></text:p>
      <text:p text:style-name="P8"><text:span text:style-name="T9"><text:tab/>B. W</text:span>hat is empowerment?</text:p>
      <text:p text:style-name="P8"><text:tab/><text:tab/>i. <text:s text:c="2"/><text:span text:style-name="T9">E</text:span>mployees make there own decisions.</text:p>
      <text:p text:style-name="P8"><text:tab/><text:tab/><text:span text:style-name="T9">ii. <text:s/>Gets rid of bureaucracy.</text:span></text:p>
      <text:p text:style-name="P8"><text:tab/><text:tab/><text:span text:style-name="T9">iii. </text:span><text:span text:style-name="T12">Speeds production.</text:span></text:p>
      <text:p text:style-name="P8"><text:span text:style-name="T9"><text:tab/>C.</text:span> Short iterations in development cycle.</text:p>
      <text:p text:style-name="P9"><text:span text:style-name="T12">III. Five pillars of LSD.</text:span></text:p>
      <text:p text:style-name="P9"><text:span text:style-name="T12"><text:tab/>A. Value</text:span></text:p>
      <text:p text:style-name="P9"><text:span text:style-name="T12"><text:tab/>B. Value Stream</text:span></text:p>
      <text:p text:style-name="P9"><text:span text:style-name="T12"><text:tab/>C. Flow</text:span></text:p>
      <text:p text:style-name="P9"><text:span text:style-name="T12"><text:tab/>D. Pull</text:span></text:p>
      <text:p text:style-name="P10"><text:span text:style-name="T13"><text:tab/>E. Perfection</text:span></text:p>
      <text:p text:style-name="P8"><text:span text:style-name="T9">III. </text:span>Examples of lean theory outside of software development.</text:p>
      <text:p text:style-name="P6"><text:span text:style-name="T5">IV.</text:span><text:span text:style-name="T4"> </text:span><text:span text:style-name="T6">LSD compared to other software development system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10">References</text:span></text:p>
      <text:p text:style-name="P2"><text:span text:style-name="T10"/></text:p>
      <text:p text:style-name="P2"/>
      <text:p text:style-name="P3">Anderson, D. J. (2004). <text:span text:style-name="T11">Agile management for software engineering : applying the theory of <text:tab/>constraints for business results</text:span>. Upper Saddle River, NJ: Prentice Hall Professional Technical <text:tab/>Reference.</text:p>
      <text:p text:style-name="P3">Anderson, D. J. (2012). <text:span text:style-name="T11">Lessons in agile management : on the road to Kanban</text:span>. Sequim, WA: Blue Hole <text:tab/>Pr.</text:p>
      <text:p text:style-name="P3">Ono, T. (1988). <text:span text:style-name="T11">Toyota production system : beyond large-scale production</text:span>. Cambridge, Mass.: <text:tab/>Productivity Press.</text:p>
      <text:p text:style-name="P3">Poppendieck, M., &amp; Poppendieck, T. D. (2003). <text:span text:style-name="T11">Lean software development : an agile toolkit</text:span>. Boston, <text:tab/>Mass.: Addison-Wesley.</text:p>
      <text:p text:style-name="P3">Womack, J. P., &amp; Jones, D. T. (2003). <text:span text:style-name="T11">Lean thinking : banish waste and create wealth in your <text:tab/>corporation</text:span>. New York: Free Press.</text:p>
      <text:p text:style-name="P3">Womack, J. P., Jones, D. T., &amp; Roos, D. (1991). <text:span text:style-name="T11">The machine that changed the world : the story of lean <text:tab/>production</text:span>. New York, N.Y.: HarperPerennial.</text:p>
      <text:p text:style-name="P3"><text:span text:style-name="T10"/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21:58:54</meta:creation-date>
    <dc:date>2013-01-28T00:25:15</dc:date>
    <meta:editing-duration>PT2H24M15S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3" meta:paragraph-count="34" meta:word-count="274" meta:character-count="1740" meta:non-whitespace-character-count="1461"/>
  </office:meta>
</office:document-meta>
</file>